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Basic</text:p>
          </table:table-cell>
          <table:table-cell office:value-type="percentage" office:value="0.219">
            <text:p>21,90%</text:p>
          </table:table-cell>
          <table:table-cell table:number-columns-repeated="2"/>
        </table:table-row>
        <table:table-row table:style-name="ro1">
          <table:table-cell office:value-type="string">
            <text:p>Naked Single</text:p>
          </table:table-cell>
          <table:table-cell office:value-type="percentage" office:value="0.2696">
            <text:p>26,96%</text:p>
          </table:table-cell>
          <table:table-cell/>
          <table:table-cell>
            <draw:frame table:end-cell-address="Tabelle1.L18" table:end-x="1.255cm" table:end-y="0.007cm" draw:z-index="0" draw:style-name="gr1" draw:text-style-name="P1" svg:width="17.508cm" svg:height="9.006cm" svg:x="1.812cm" svg:y="0.16cm">
              <draw:object draw:notify-on-update-of-ranges="Tabelle1.A1:Tabelle1.A21 Tabelle1.B1:Tabe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idden Single</text:p>
          </table:table-cell>
          <table:table-cell office:value-type="percentage" office:value="0.4394">
            <text:p>43,94%</text:p>
          </table:table-cell>
          <table:table-cell table:number-columns-repeated="2"/>
        </table:table-row>
        <table:table-row table:style-name="ro2">
          <table:table-cell office:value-type="string">
            <text:p>Pointing Pair / Triple</text:p>
          </table:table-cell>
          <table:table-cell office:value-type="percentage" office:value="0.4882">
            <text:p>48,82%</text:p>
          </table:table-cell>
          <table:table-cell table:number-columns-repeated="2"/>
        </table:table-row>
        <table:table-row table:style-name="ro2">
          <table:table-cell office:value-type="string">
            <text:p>Box - Line Reduction</text:p>
          </table:table-cell>
          <table:table-cell office:value-type="percentage" office:value="0.503">
            <text:p>50,30%</text:p>
          </table:table-cell>
          <table:table-cell table:number-columns-repeated="2"/>
        </table:table-row>
        <table:table-row table:style-name="ro1">
          <table:table-cell office:value-type="string">
            <text:p>Naked Subset</text:p>
          </table:table-cell>
          <table:table-cell office:value-type="percentage" office:value="0.6302">
            <text:p>63,02%</text:p>
          </table:table-cell>
          <table:table-cell table:number-columns-repeated="2"/>
        </table:table-row>
        <table:table-row table:style-name="ro2">
          <table:table-cell office:value-type="string">
            <text:p>Hidden Subset</text:p>
          </table:table-cell>
          <table:table-cell office:value-type="percentage" office:value="0.6518">
            <text:p>65,18%</text:p>
          </table:table-cell>
          <table:table-cell table:number-columns-repeated="2"/>
        </table:table-row>
        <table:table-row table:style-name="ro1">
          <table:table-cell office:value-type="string">
            <text:p>Fish</text:p>
          </table:table-cell>
          <table:table-cell office:value-type="percentage" office:value="0.6538">
            <text:p>65,38%</text:p>
          </table:table-cell>
          <table:table-cell table:number-columns-repeated="2"/>
        </table:table-row>
        <table:table-row table:style-name="ro1">
          <table:table-cell office:value-type="string">
            <text:p>Skyscarper</text:p>
          </table:table-cell>
          <table:table-cell office:value-type="percentage" office:value="0.6624">
            <text:p>66,24%</text:p>
          </table:table-cell>
          <table:table-cell table:number-columns-repeated="2"/>
        </table:table-row>
        <table:table-row table:style-name="ro1">
          <table:table-cell office:value-type="string">
            <text:p>2-String-Kite</text:p>
          </table:table-cell>
          <table:table-cell table:style-name="ce3" office:value-type="percentage" office:value="0.67">
            <text:p>67,00%</text:p>
          </table:table-cell>
          <table:table-cell table:number-columns-repeated="2"/>
        </table:table-row>
        <table:table-row table:style-name="ro1">
          <table:table-cell office:value-type="string">
            <text:p>Turbot Fish</text:p>
          </table:table-cell>
          <table:table-cell table:style-name="ce3" office:value-type="percentage" office:value="0.677">
            <text:p>67,70%</text:p>
          </table:table-cell>
          <table:table-cell table:number-columns-repeated="2"/>
        </table:table-row>
        <table:table-row table:style-name="ro2">
          <table:table-cell office:value-type="string">
            <text:p>Empty Rectangle</text:p>
          </table:table-cell>
          <table:table-cell table:style-name="ce3" office:value-type="percentage" office:value="0.6822">
            <text:p>68,22%</text:p>
          </table:table-cell>
          <table:table-cell table:number-columns-repeated="2"/>
        </table:table-row>
        <table:table-row table:style-name="ro1">
          <table:table-cell office:value-type="string">
            <text:p>XY-Wing</text:p>
          </table:table-cell>
          <table:table-cell table:style-name="ce4" office:value-type="percentage" office:value="0.7046">
            <text:p>70,46%</text:p>
          </table:table-cell>
          <table:table-cell table:number-columns-repeated="2"/>
        </table:table-row>
        <table:table-row table:style-name="ro1">
          <table:table-cell office:value-type="string">
            <text:p>XYZ-Wing</text:p>
          </table:table-cell>
          <table:table-cell table:style-name="ce4" office:value-type="percentage" office:value="0.7144">
            <text:p>71,44%</text:p>
          </table:table-cell>
          <table:table-cell table:number-columns-repeated="2"/>
        </table:table-row>
        <table:table-row table:style-name="ro1">
          <table:table-cell office:value-type="string">
            <text:p>W-Wing</text:p>
          </table:table-cell>
          <table:table-cell table:style-name="ce4" office:value-type="percentage" office:value="0.7488">
            <text:p>74,88%</text:p>
          </table:table-cell>
          <table:table-cell table:number-columns-repeated="2"/>
        </table:table-row>
        <table:table-row table:style-name="ro1">
          <table:table-cell office:value-type="string">
            <text:p>Sue de Coq</text:p>
          </table:table-cell>
          <table:table-cell table:style-name="ce4" office:value-type="percentage" office:value="0.7466">
            <text:p>74,66%</text:p>
          </table:table-cell>
          <table:table-cell table:number-columns-repeated="2"/>
        </table:table-row>
        <table:table-row table:style-name="ro2">
          <table:table-cell office:value-type="string">
            <text:p>Simple Coloring</text:p>
          </table:table-cell>
          <table:table-cell table:style-name="ce4" office:value-type="percentage" office:value="0.7468">
            <text:p>74,68%</text:p>
          </table:table-cell>
          <table:table-cell table:number-columns-repeated="2"/>
        </table:table-row>
        <table:table-row table:style-name="ro1">
          <table:table-cell office:value-type="string">
            <text:p>ALS XZ</text:p>
          </table:table-cell>
          <table:table-cell table:style-name="ce4" office:value-type="percentage" office:value="0.7462">
            <text:p>74,62%</text:p>
          </table:table-cell>
          <table:table-cell table:number-columns-repeated="2"/>
        </table:table-row>
        <table:table-row table:style-name="ro1">
          <table:table-cell office:value-type="string">
            <text:p>ALS XY Wing</text:p>
          </table:table-cell>
          <table:table-cell table:style-name="ce4" office:value-type="percentage" office:value="0.7528">
            <text:p>75,28%</text:p>
          </table:table-cell>
          <table:table-cell table:number-columns-repeated="2"/>
        </table:table-row>
        <table:table-row table:style-name="ro1">
          <table:table-cell office:value-type="string">
            <text:p>ALS Chain</text:p>
          </table:table-cell>
          <table:table-cell table:style-name="ce4" office:value-type="percentage" office:value="0.7488">
            <text:p>74,88%</text:p>
          </table:table-cell>
          <table:table-cell table:number-columns-repeated="2"/>
        </table:table-row>
        <table:table-row table:style-name="ro1">
          <table:table-cell office:value-type="string">
            <text:p>Backtracking</text:p>
          </table:table-cell>
          <table:table-cell table:style-name="ce4" office:value-type="percentage" office:value="0.75">
            <text:p>75,00%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5.03.2014</text:date>, <text:time>23:08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geht dichdasan</meta:initial-creator>
    <meta:creation-date>2014-03-25T16:39:02.13</meta:creation-date>
    <dc:date>2014-03-25T23:08:09.63</dc:date>
    <dc:creator>Wasgeht dichdasan</dc:creator>
    <meta:editing-duration>PT16M39S</meta:editing-duration>
    <meta:editing-cycles>2</meta:editing-cycles>
    <meta:generator>OpenOffice/4.0.1$Win32 OpenOffice.org_project/401m5$Build-9714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." xlink:type="simple" chart:class="chart:line" chart:style-name="ch1">
        <chart:plot-area chart:style-name="ch2" table:cell-range-address="Tabelle1.A1:Tabelle1.B21" chart:data-source-has-labels="column" svg:x="0.8cm" svg:y="0.855cm" svg:width="16.009cm" svg:height="7.552cm">
          <chartooo:coordinate-region svg:x="2.215cm" svg:y="1.067cm" svg:width="14.488cm" svg:height="5.123cm"/>
          <chart:axis chart:dimension="x" chart:name="primary-x" chart:style-name="ch3" chartooo:axis-type="auto">
            <chartooo:date-scale/>
            <chart:categories table:cell-range-address="Tabelle1.A1:Tabelle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2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Tabelle1.A1:Tabelle1.A21</svg:desc>
                </draw:g>
              </table:table-cell>
              <table:table-cell office:value-type="float" office:value="0.219">
                <text:p>0.219</text:p>
                <draw:g>
                  <svg:desc>Tabelle1.B1:Tabelle1.B21</svg:desc>
                </draw:g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4882">
                <text:p>0.4882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6302">
                <text:p>0.6302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6518">
                <text:p>0.6518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6538">
                <text:p>0.6538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6822">
                <text:p>0.6822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7466">
                <text:p>0.7466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7462">
                <text:p>0.7462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